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adornments="Regular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AU" officeooo:rsid="00140d52" officeooo:paragraph-rsid="00154e8a"/>
    </style:style>
    <style:style style:name="P2" style:family="paragraph" style:parent-style-name="Heading_20_2">
      <style:text-properties fo:language="en" fo:country="AU" style:text-underline-style="solid" style:text-underline-width="auto" style:text-underline-color="font-color" officeooo:rsid="00140d52" officeooo:paragraph-rsid="00154e8a"/>
    </style:style>
    <style:style style:name="P3" style:family="paragraph" style:parent-style-name="Text_20_body">
      <style:text-properties fo:language="en" fo:country="AU" style:text-underline-style="none" officeooo:rsid="00140d52" officeooo:paragraph-rsid="00154e8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mistry FIA3 Research Investigation – Eden Tomes</text:p>
      <text:h text:style-name="P2" text:outline-level="2">Rationale:</text:h>
      <text:p text:style-name="P3">Water's unique properties are fundamental to life on Earth and countless geochemical processes. This investigation seeks to evaluate the scientific claim that <text:span text:style-name="T1">“hydrogen bonding gives water unique properties.”</text:span> Hydrogen bonds are a particularly strong class of intermolecular force that form between a hydrogen atom covalently bonded to a highly electronegative atom—such as oxygen in a water molecule—and a nearby electronegative atom. This force is significantly stronger than the dipole-dipole and London dispersion forces that govern the interactions of many other simple molecular compounds. As a result, water exhibits physical and chemical properties, such as a high boiling point and heat capacity, that are highly anomalous when compared to molecules of similar size and mass (Brini et al., 2017).<text:line-break/><text:line-break/>Among these anomalous properties, water's exceptionally high surface tension provides a distinct and measurable example of hydrogen bonding’s influence. Surface tension is a quantitative measure of the cohesive energy at a liquid’s surface, resulting from the net inward pull experienced by surface molecules from the bulk liquid. This phenomenon is a direct consequence of the powerful cohesive forces generated by water's extensive hydrogen-bonding network. As noted by Gragson and Richmond (1998), "the strong hydrogen bonding between water molecules leads to... a relatively high surface tension," making it an excellent case study through which to evaluate the overarching clai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adornments="Regular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ter" fo:font-family="Inter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0:47:34.333600200</meta:creation-date>
    <dc:date>2025-06-25T10:59:07.849605400</dc:date>
    <meta:editing-duration>PT4M45S</meta:editing-duration>
    <meta:editing-cycles>1</meta:editing-cycles>
    <meta:document-statistic meta:table-count="0" meta:image-count="0" meta:object-count="0" meta:page-count="1" meta:paragraph-count="3" meta:word-count="225" meta:character-count="1550" meta:non-whitespace-character-count="1328"/>
    <meta:generator>LibreOffice/25.2.4.3$Windows_X86_64 LibreOffice_project/33e196637044ead23f5c3226cde09b47731f7e27</meta:generator>
  </office:meta>
</office:document-meta>
</file>